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95cm" fo:min-width="6.5cm"/>
    </style:style>
    <style:style style:name="gr2" style:family="graphic" style:parent-style-name="standard">
      <style:graphic-properties draw:fill-color="#fffff0" draw:textarea-horizontal-align="justify" draw:textarea-vertical-align="middle" draw:auto-grow-height="false" fo:min-height="0.472cm" fo:min-width="3.222cm"/>
    </style:style>
    <style:style style:name="gr3" style:family="graphic" style:parent-style-name="standard">
      <style:graphic-properties draw:fill-color="#ffc0cb" draw:textarea-horizontal-align="justify" draw:textarea-vertical-align="middle" draw:auto-grow-height="false" fo:min-height="0.45cm" fo:min-width="1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0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c0cb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7cm" svg:height="6.2cm" svg:x="11.5cm" svg:y="6.7cm">
          <text:p text:style-name="P1">Hea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cm" svg:height="6.2cm" svg:x="3.2cm" svg:y="6.7cm">
          <text:p text:style-name="P1">Strings pool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cm" svg:height="0.8cm" svg:x="4.5cm" svg:y="7.3cm">
          <text:p text:style-name="P1"><text:span text:style-name="T1">“</text:span><text:span text:style-name="T1">José Ramó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3.8cm" svg:height="0.8cm" svg:x="13.201cm" svg:y="7.301cm">
          <text:p text:style-name="P1"><text:span text:style-name="T1">“</text:span><text:span text:style-name="T1">José Ramó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2.4cm" svg:height="0.7cm" svg:x="2.7cm" svg:y="4.7cm">
          <text:p text:style-name="P1"><text:span text:style-name="T1">nombre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.9cm" svg:y1="5.4cm" svg:x2="4.5cm" svg:y2="7.7cm" draw:start-shape="id1" draw:start-glue-point="2" draw:end-shape="id2" draw:end-glue-point="3" svg:d="M3900 5400v2300h600" svg:viewBox="0 0 601 2301">
          <text:p/>
        </draw:connector>
        <draw:custom-shape draw:style-name="gr2" draw:text-style-name="P3" xml:id="id4" draw:id="id4" draw:layer="layout" svg:width="3.8cm" svg:height="0.8cm" svg:x="4.501cm" svg:y="7.301cm">
          <text:p text:style-name="P1"><text:span text:style-name="T1">“</text:span><text:span text:style-name="T1">José Ramó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4cm" svg:height="0.7cm" svg:x="7.6cm" svg:y="4.7cm">
          <text:p text:style-name="P1"><text:span text:style-name="T1">nombre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8.8cm" svg:y1="5.4cm" svg:x2="8.301cm" svg:y2="7.701cm" draw:start-shape="id3" draw:start-glue-point="2" draw:end-shape="id4" draw:end-glue-point="1" svg:d="M8800 5400v951h3v1350h-502" svg:viewBox="0 0 503 2302">
          <text:p/>
        </draw:connector>
        <draw:custom-shape draw:style-name="gr3" draw:text-style-name="P4" xml:id="id5" draw:id="id5" draw:layer="layout" svg:width="2.4cm" svg:height="0.7cm" svg:x="11.3cm" svg:y="4.7cm">
          <text:p text:style-name="P1"><text:span text:style-name="T1">nombre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5cm" svg:y1="5.4cm" svg:x2="13.201cm" svg:y2="7.701cm" draw:start-shape="id5" draw:start-glue-point="2" draw:end-shape="id6" draw:end-glue-point="3" svg:d="M12500 5400v2301h701" svg:viewBox="0 0 702 2302">
          <text:p/>
        </draw:connector>
        <draw:custom-shape draw:style-name="gr3" draw:text-style-name="P4" xml:id="id7" draw:id="id7" draw:layer="layout" svg:width="2.4cm" svg:height="0.7cm" svg:x="16.5cm" svg:y="4.7cm">
          <text:p text:style-name="P1"><text:span text:style-name="T1">nombre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7cm" svg:y1="5.4cm" svg:x2="17.002cm" svg:y2="8.802cm" draw:start-shape="id7" draw:start-glue-point="2" draw:end-shape="id8" draw:end-glue-point="1" svg:d="M17700 5400v3402h-698" svg:viewBox="0 0 699 3403">
          <text:p/>
        </draw:connector>
        <draw:custom-shape draw:style-name="gr2" draw:text-style-name="P3" xml:id="id8" draw:id="id8" draw:layer="layout" svg:width="3.8cm" svg:height="0.8cm" svg:x="13.202cm" svg:y="8.402cm">
          <text:p text:style-name="P1"><text:span text:style-name="T1">“</text:span><text:span text:style-name="T1">José Ramó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7:16:47.096364258</meta:creation-date>
    <dc:date>2018-11-15T17:25:10.851711181</dc:date>
    <meta:editing-duration>PT8M24S</meta:editing-duration>
    <meta:editing-cycles>2</meta:editing-cycles>
    <meta:generator>LibreOffice/6.0.6.2$Linux_X86_64 LibreOffice_project/00m0$Build-2</meta:generator>
    <meta:document-statistic meta:object-count="14"/>
  </office:meta>
</office:document-meta>
</file>